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b7cf" officeooo:paragraph-rsid="001db7cf"/>
    </style:style>
    <style:style style:name="P2" style:family="paragraph" style:parent-style-name="Standard">
      <style:text-properties officeooo:rsid="001ea4b6" officeooo:paragraph-rsid="001ea4b6"/>
    </style:style>
    <style:style style:name="P3" style:family="paragraph" style:parent-style-name="Standard">
      <style:text-properties officeooo:rsid="001ea4b6" officeooo:paragraph-rsid="001ea4b6"/>
    </style:style>
    <style:style style:name="P4" style:family="paragraph" style:parent-style-name="Standard">
      <style:text-properties officeooo:rsid="0020a409" officeooo:paragraph-rsid="0020a409"/>
    </style:style>
    <style:style style:name="P5" style:family="paragraph" style:parent-style-name="Standard">
      <style:text-properties officeooo:rsid="001db7cf" officeooo:paragraph-rsid="001db7cf"/>
    </style:style>
    <style:style style:name="P6" style:family="paragraph" style:parent-style-name="Standard">
      <style:text-properties officeooo:rsid="0023829c" officeooo:paragraph-rsid="0023829c"/>
    </style:style>
    <style:style style:name="P7" style:family="paragraph" style:parent-style-name="Standard">
      <style:text-properties officeooo:rsid="00245a46" officeooo:paragraph-rsid="00245a46"/>
    </style:style>
    <style:style style:name="T1" style:family="text">
      <style:text-properties officeooo:rsid="001ea4b6"/>
    </style:style>
    <style:style style:name="T2" style:family="text">
      <style:text-properties officeooo:rsid="00218c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1 :</text:p>
      <text:p text:style-name="P1"/>
      <text:p text:style-name="P1">Adresse ip de ma machine : 127.0.0.1</text:p>
      <text:p text:style-name="P1"/>
      <text:p text:style-name="P1">Question 2 :</text:p>
      <text:p text:style-name="P1"/>
      <text:p text:style-name="P1">134.59.130.2</text:p>
      <text:p text:style-name="P1"/>
      <text:p text:style-name="P1">Question 3 :</text:p>
      <text:p text:style-name="P1"/>
      <text:p text:style-name="P1">Pour unice.fr :</text:p>
      <text:p text:style-name="P1"><text:tab/>Il n’y a pas de différence entre les deux options</text:p>
      <text:p text:style-name="P1"/>
      <text:p text:style-name="P1">Pour mit.edu :</text:p>
      <text:p text:style-name="P1"><text:tab/><text:span text:style-name="T1">Lorsque que l’on utilise l’adresse ip, le site ne s’affiche pas. Il ne marche que lorsque l’on <text:tab/>utilise son nom de domaine.</text:span> <text:s/></text:p>
      <text:p text:style-name="P2"/>
      <text:p text:style-name="P2">Question 4 :</text:p>
      <text:p text:style-name="P2"/>
      <text:p text:style-name="P4">Question 5 :</text:p>
      <text:p text:style-name="P4"/>
      <text:p text:style-name="P4">Le ping est réussi, </text:p>
      <text:p text:style-name="P4"/>
      <text:p text:style-name="P4">user@user-SATELLITE-C40-B-103 ~ $ ping 192.168.1.1</text:p>
      <text:p text:style-name="P4"/>
      <text:p text:style-name="P4">PING 192.168.1.1 (192.168.1.1) 56(84) bytes of data.</text:p>
      <text:p text:style-name="P4">64 bytes from 192.168.1.1: icmp_seq=1 ttl=64 time=3.60 ms</text:p>
      <text:p text:style-name="P4">64 bytes from 192.168.1.1: icmp_seq=2 ttl=64 time=2.49 ms</text:p>
      <text:p text:style-name="P4">64 bytes from 192.168.1.1: icmp_seq=3 ttl=64 time=2.15 ms</text:p>
      <text:p text:style-name="P4">64 bytes from 192.168.1.1: icmp_seq=4 ttl=64 time=2.24 ms</text:p>
      <text:p text:style-name="P4">64 bytes from 192.168.1.1: icmp_seq=5 ttl=64 time=2.23 ms</text:p>
      <text:p text:style-name="P4">64 bytes from 192.168.1.1: icmp_seq=6 ttl=64 time=2.09 ms</text:p>
      <text:p text:style-name="P4">^C</text:p>
      <text:p text:style-name="P4">--- 192.168.1.1 ping statistics ---</text:p>
      <text:p text:style-name="P4">6 packets transmitted, 6 received, 0% packet loss, time 5007ms</text:p>
      <text:p text:style-name="P4">rtt min/avg/max/mdev = 2.099/2.473/3.603/0.522 ms</text:p>
      <text:p text:style-name="P2"/>
      <text:p text:style-name="P4">Question 6 :</text:p>
      <text:p text:style-name="P1"/>
      <text:p text:style-name="P1"><text:span text:style-name="T2"><text:tab/>1) A part pour le site du MIT, plus le serveur est éloigné géographiquement, plus le ping met de temps a faire l’aller retour</text:span></text:p>
      <text:p text:style-name="P1"/>
      <text:p text:style-name="P1"><text:tab/><text:span text:style-name="T2">2) Ordre : ufrj.br, njcu.edu, mit.edu, unice.fr</text:span></text:p>
      <text:p text:style-name="P1"/>
      <text:p text:style-name="P1"/>
      <text:p text:style-name="P1"/>
      <text:p text:style-name="P6">user@user-SATELLITE-C40-B-103 ~ $ ping -c5 146.164.170.36</text:p>
      <text:p text:style-name="P6">PING 146.164.170.36 (146.164.170.36) 56(84) bytes of data.</text:p>
      <text:p text:style-name="P6">64 bytes from 146.164.170.36: icmp_seq=1 ttl=42 time=257 ms</text:p>
      <text:p text:style-name="P6">64 bytes from 146.164.170.36: icmp_seq=2 ttl=42 time=257 ms</text:p>
      <text:p text:style-name="P6">64 bytes from 146.164.170.36: icmp_seq=3 ttl=42 time=257 ms</text:p>
      <text:p text:style-name="P6">64 bytes from 146.164.170.36: icmp_seq=4 ttl=42 time=257 ms</text:p>
      <text:p text:style-name="P6"><text:soft-page-break/>64 bytes from 146.164.170.36: icmp_seq=5 ttl=42 time=256 ms</text:p>
      <text:p text:style-name="P6"/>
      <text:p text:style-name="P6">--- 146.164.170.36 ping statistics ---</text:p>
      <text:p text:style-name="P6">5 packets transmitted, 5 received, 0% packet loss, time 4001ms</text:p>
      <text:p text:style-name="P6">rtt min/avg/max/mdev = 256.853/257.177/257.614/0.518 ms</text:p>
      <text:p text:style-name="P6"/>
      <text:p text:style-name="P6"/>
      <text:p text:style-name="P6"/>
      <text:p text:style-name="P6">user@user-SATELLITE-C40-B-103 ~ $ nmap -p 80 ufrj.br</text:p>
      <text:p text:style-name="P6"/>
      <text:p text:style-name="P6">Starting Nmap 7.01 ( https://nmap.org ) at 2019-11-23 16:43 CET</text:p>
      <text:p text:style-name="P6">Note: Host seems down. If it is really up, but blocking our ping probes, try -Pn</text:p>
      <text:p text:style-name="P6">Nmap done: 1 IP address (0 hosts up) scanned in 3.11 seconds</text:p>
      <text:p text:style-name="P6"/>
      <text:p text:style-name="P6"/>
      <text:p text:style-name="P6"/>
      <text:p text:style-name="P6">----------------------------------------------------------------------------------</text:p>
      <text:p text:style-name="P6"/>
      <text:p text:style-name="P6"/>
      <text:p text:style-name="P6"/>
      <text:p text:style-name="P6">user@user-SATELLITE-C40-B-103 ~ $ ping -c5 18.205.218.45</text:p>
      <text:p text:style-name="P6">PING 18.205.218.45 (18.205.218.45) 56(84) bytes of data.</text:p>
      <text:p text:style-name="P6">64 bytes from 18.205.218.45: icmp_seq=1 ttl=45 time=102 ms</text:p>
      <text:p text:style-name="P6">64 bytes from 18.205.218.45: icmp_seq=2 ttl=45 time=102 ms</text:p>
      <text:p text:style-name="P6">64 bytes from 18.205.218.45: icmp_seq=3 ttl=45 time=102 ms</text:p>
      <text:p text:style-name="P6">64 bytes from 18.205.218.45: icmp_seq=4 ttl=45 time=102 ms</text:p>
      <text:p text:style-name="P6">64 bytes from 18.205.218.45: icmp_seq=5 ttl=45 time=102 ms</text:p>
      <text:p text:style-name="P6"/>
      <text:p text:style-name="P6">--- 18.205.218.45 ping statistics ---</text:p>
      <text:p text:style-name="P6">5 packets transmitted, 5 received, 0% packet loss, time 4006ms</text:p>
      <text:p text:style-name="P6">rtt min/avg/max/mdev = 102.280/102.321/102.358/0.287 ms</text:p>
      <text:p text:style-name="P6"/>
      <text:p text:style-name="P6"/>
      <text:p text:style-name="P6"/>
      <text:p text:style-name="P6">user@user-SATELLITE-C40-B-103 ~ $ nmap -p 80 www.njcu.edu</text:p>
      <text:p text:style-name="P6"/>
      <text:p text:style-name="P6">Starting Nmap 7.01 ( https://nmap.org ) at 2019-11-23 16:46 CET</text:p>
      <text:p text:style-name="P6">Nmap scan report for www.njcu.edu (18.205.218.45)</text:p>
      <text:p text:style-name="P6">Host is up (0.10s latency).</text:p>
      <text:p text:style-name="P6">rDNS record for 18.205.218.45: ec2-18-205-218-45.compute-1.amazonaws.com</text:p>
      <text:p text:style-name="P6">PORT <text:s text:c="2"/>STATE SERVICE</text:p>
      <text:p text:style-name="P6">80/tcp open <text:s/>http</text:p>
      <text:p text:style-name="P6"/>
      <text:p text:style-name="P6">Nmap done: 1 IP address (1 host up) scanned in 0.45 seconds</text:p>
      <text:p text:style-name="P6"/>
      <text:p text:style-name="P6"/>
      <text:p text:style-name="P6"/>
      <text:p text:style-name="P6"/>
      <text:p text:style-name="P6">---------------------------------------------------------------------------------</text:p>
      <text:p text:style-name="P6"/>
      <text:p text:style-name="P6">user@user-SATELLITE-C40-B-103 ~ $ ping -c5 104.93.251.31</text:p>
      <text:p text:style-name="P6">PING 104.93.251.31 (104.93.251.31) 56(84) bytes of data.</text:p>
      <text:p text:style-name="P6"><text:soft-page-break/>64 bytes from 104.93.251.31: icmp_seq=1 ttl=55 time=19.2 ms</text:p>
      <text:p text:style-name="P6">64 bytes from 104.93.251.31: icmp_seq=2 ttl=55 time=16.4 ms</text:p>
      <text:p text:style-name="P6">64 bytes from 104.93.251.31: icmp_seq=3 ttl=55 time=16.5 ms</text:p>
      <text:p text:style-name="P6">64 bytes from 104.93.251.31: icmp_seq=4 ttl=55 time=18.1 ms</text:p>
      <text:p text:style-name="P6">64 bytes from 104.93.251.31: icmp_seq=5 ttl=55 time=16.6 ms</text:p>
      <text:p text:style-name="P6"/>
      <text:p text:style-name="P6">--- 104.93.251.31 ping statistics ---</text:p>
      <text:p text:style-name="P6">5 packets transmitted, 5 received, 0% packet loss, time 4006ms</text:p>
      <text:p text:style-name="P6">rtt min/avg/max/mdev = 16.489/17.411/19.294/1.136 ms</text:p>
      <text:p text:style-name="P6"/>
      <text:p text:style-name="P6"/>
      <text:p text:style-name="P6"/>
      <text:p text:style-name="P7">user@user-SATELLITE-C40-B-103 ~ $ nmap -p 80 www.mit.edu</text:p>
      <text:p text:style-name="P7"/>
      <text:p text:style-name="P7">Starting Nmap 7.01 ( https://nmap.org ) at 2019-11-23 16:47 CET</text:p>
      <text:p text:style-name="P7">Nmap scan report for www.mit.edu (104.93.251.31)</text:p>
      <text:p text:style-name="P7">Host is up (0.017s latency).</text:p>
      <text:p text:style-name="P7">Other addresses for www.mit.edu (not scanned): 2a02:26f0:e3:388::255e 2a02:26f0:e3:38c::255e</text:p>
      <text:p text:style-name="P7">rDNS record for 104.93.251.31: a104-93-251-31.deploy.static.akamaitechnologies.com</text:p>
      <text:p text:style-name="P7">PORT <text:s text:c="2"/>STATE SERVICE</text:p>
      <text:p text:style-name="P7">80/tcp open <text:s/>http</text:p>
      <text:p text:style-name="P7"/>
      <text:p text:style-name="P7">Nmap done: 1 IP address (1 host up) scanned in 0.49 seconds</text:p>
      <text:p text:style-name="P7"/>
      <text:p text:style-name="P7"/>
      <text:p text:style-name="P7"/>
      <text:p text:style-name="P6">------------------------------------------------------------------------------------</text:p>
      <text:p text:style-name="P6"/>
      <text:p text:style-name="P6">user@user-SATELLITE-C40-B-103 ~ $ ping -c5 134.59.204.9</text:p>
      <text:p text:style-name="P6">PING 134.59.204.9 (134.59.204.9) 56(84) bytes of data.</text:p>
      <text:p text:style-name="P6">64 bytes from 134.59.204.9: icmp_seq=1 ttl=48 time=31.4 ms</text:p>
      <text:p text:style-name="P6">64 bytes from 134.59.204.9: icmp_seq=2 ttl=48 time=31.4 ms</text:p>
      <text:p text:style-name="P6">64 bytes from 134.59.204.9: icmp_seq=3 ttl=48 time=31.5 ms</text:p>
      <text:p text:style-name="P6">64 bytes from 134.59.204.9: icmp_seq=4 ttl=48 time=31.2 ms</text:p>
      <text:p text:style-name="P6">64 bytes from 134.59.204.9: icmp_seq=5 ttl=48 time=31.3 ms</text:p>
      <text:p text:style-name="P6"/>
      <text:p text:style-name="P6">--- 134.59.204.9 ping statistics ---</text:p>
      <text:p text:style-name="P6">5 packets transmitted, 5 received, 0% packet loss, time 4007ms</text:p>
      <text:p text:style-name="P6">rtt min/avg/max/mdev = 31.263/31.425/31.575/0.103 ms</text:p>
      <text:p text:style-name="P6"/>
      <text:p text:style-name="P6"/>
      <text:p text:style-name="P7"/>
      <text:p text:style-name="P7">user@user-SATELLITE-C40-B-103 ~ $ nmap -p 80 www.unice.fr</text:p>
      <text:p text:style-name="P7"/>
      <text:p text:style-name="P7">Starting Nmap 7.01 ( https://nmap.org ) at 2019-11-23 16:48 CET</text:p>
      <text:p text:style-name="P7">Nmap scan report for www.unice.fr (134.59.204.9)</text:p>
      <text:p text:style-name="P7">Host is up (0.032s latency).</text:p>
      <text:p text:style-name="P7">rDNS record for 134.59.204.9: sites.unice.fr</text:p>
      <text:p text:style-name="P7">PORT <text:s text:c="2"/>STATE SERVICE</text:p>
      <text:p text:style-name="P7">80/tcp open <text:s/>http</text:p>
      <text:p text:style-name="P7"/>
      <text:p text:style-name="P7">Nmap done: 1 IP address (1 host up) scanned in 0.22 seconds</text:p>
      <text:p text:style-name="P6"><text:soft-page-break/></text:p>
      <text:p text:style-name="P6">*******************************************************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4:18:43.238424715</meta:creation-date>
    <dc:date>2019-11-23T16:50:50.275699138</dc:date>
    <meta:editing-duration>PT6M3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100" meta:word-count="682" meta:character-count="5061" meta:non-whitespace-character-count="4462"/>
  </office:meta>
</office:document-meta>
</file>